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4pt" officeooo:rsid="001a01e3" officeooo:paragraph-rsid="001a01e3" style:font-size-asian="14pt" style:font-name-complex="Cantarell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4pt" officeooo:rsid="00225d97" officeooo:paragraph-rsid="00225d97" style:font-size-asian="14pt" style:font-name-complex="Cantarell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4pt" officeooo:rsid="001adfb3" officeooo:paragraph-rsid="001adfb3" style:font-size-asian="14pt" style:font-name-complex="Cantarell" style:font-size-complex="14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4pt" officeooo:rsid="00226539" officeooo:paragraph-rsid="00226539" style:font-size-asian="14pt" style:font-name-complex="Cantarell" style:font-size-complex="14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4pt" officeooo:rsid="001bc1a4" officeooo:paragraph-rsid="001bc1a4" style:font-size-asian="14pt" style:font-name-complex="Cantarell" style:font-size-complex="14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4pt" officeooo:rsid="0022bc55" officeooo:paragraph-rsid="0022bc55" style:font-size-asian="14pt" style:font-name-complex="Cantarell" style:font-size-complex="14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4pt" officeooo:rsid="00225d97" officeooo:paragraph-rsid="00225d97" style:font-size-asian="14pt" style:font-name-complex="Cantarell" style:font-size-complex="14pt"/>
    </style:style>
    <style:style style:name="T1" style:family="text">
      <style:text-properties officeooo:rsid="00226539"/>
    </style:style>
    <style:style style:name="T2" style:family="text">
      <style:text-properties officeooo:rsid="0022b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 </text:p>
      <text:p text:style-name="P1">گزارش سوال <text:span text:style-name="T1">۳</text:span> پروژه مدار منطقی <text:s/>روزبه شریف‌نسب ۹۷۲۴۳۰۹۳</text:p>
      <text:p text:style-name="P1"/>
      <text:p text:style-name="P3">برا<text:span text:style-name="T1">ی این سوال، ۴ مازول ۰ تا ۳ رو طراحی کردیم و از هر ۴ نمونه ساختیم و خروجی هر ۴ را در دسته سیم‌هایی نگه‌داری کردیم.</text:span></text:p>
      <text:p text:style-name="P4">حالا بسته به <text:s/>حطوط control باید بین ۴ دسته سیم از ۴ ماژول ساخته شده، انتخاب کنیم.</text:p>
      <text:p text:style-name="P5"/>
      <text:p text:style-name="P4"><text:s/>هر ۳ ماژول را مانند هم، با ۶ بیت ورودی و ۲ تا ۶ بیت خروجی طراحی می کنیم (هرچند یکی از ماژول ها فقط به B احتیاج دارد.) </text:p>
      <text:p text:style-name="P4"/>
      <text:p text:style-name="P4">تنها نکته مهمی که وجود دارد این است که برای اینکه بفهمم 2a-b منفی است یا مثبت، آخرین بیت (پرارزش‌ترین بیت) آن را چک می‌کنیم، اگر ۱ باشد منفی است، در این صورت هدد حاصل را در منفی یک ضرب میکنیم که قدر مطلق شده باشد.</text:p>
      <text:p text:style-name="P4"/>
      <text:p text:style-name="P6">برای انتخاب از بین ۴ تا ماژول، از ۲ عملگر ۳ عملوندی استفاده می کنیم (البته استفاده از سوییچ کیس نیز ممکن است ولی بنا به خواسته سوال از همین شیوه استفاده کردیم.)</text:p>
      <text:p text:style-name="P6">عملگر ۳ عملوندی بیرونی بین بیت پرارزش control انتخاب می‌کند و عملگر‌های داخلی بین بیت‌های کم ارزش. (توضیحاتی نیز در کامنت کد‌ها داده شده است.)</text:p>
      <text:p text:style-name="P6"/>
      <text:p text:style-name="P2">برای بررسی صحت عملکرد، حاصل <text:span text:style-name="T2">عملیات‌ها</text:span> به صورت دستی (و همچنین با ماشین‌حساب) محاسبه شدند!</text:p>
      <text:p text:style-name="P2"/>
      <text:p text:style-name="P6">توجه :‌شکل موج برای تمام ماژول/تست‌بنچ ها در فایل vcd کنار ماژولها موجود است که با نرم‌افزار gtkwave قایل مشاهده است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5:52:04.509608443</meta:creation-date>
    <meta:generator>LibreOffice/6.2.8.2$Linux_X86_64 LibreOffice_project/20$Build-2</meta:generator>
    <dc:date>2020-01-28T23:54:00.605536664</dc:date>
    <meta:editing-duration>PT54M58S</meta:editing-duration>
    <meta:editing-cycles>13</meta:editing-cycles>
    <meta:document-statistic meta:table-count="0" meta:image-count="0" meta:object-count="0" meta:page-count="1" meta:paragraph-count="10" meta:word-count="225" meta:character-count="1087" meta:non-whitespace-character-count="867"/>
  </office:meta>
</office:document-meta>
</file>